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text-properties officeooo:paragraph-rsid="00133143"/>
    </style:style>
    <style:style style:name="P2" style:family="paragraph" style:parent-style-name="Standard">
      <style:text-properties officeooo:rsid="00133143" officeooo:paragraph-rsid="00133143"/>
    </style:style>
    <style:style style:name="P3" style:family="paragraph" style:parent-style-name="Standard" style:list-style-name="L1">
      <style:text-properties officeooo:paragraph-rsid="00133143"/>
    </style:style>
    <style:style style:name="P4" style:family="paragraph" style:parent-style-name="Standard" style:list-style-name="L1">
      <style:text-properties officeooo:rsid="00133143" officeooo:paragraph-rsid="00133143"/>
    </style:style>
    <style:style style:name="T1" style:family="text">
      <style:text-properties officeooo:rsid="00133143"/>
    </style:style>
    <style:style style:name="T2" style:family="text">
      <style:text-properties officeooo:rsid="0013b56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1">3) Was macht folgender code?:</text:span></text:span></text:p>
      <text:p text:style-name="P1"><text:span text:style-name="Source_20_Text">new Random().ints(3,'A','Z'+1).mapToObj(i -&gt; (char)i).toArray()</text:span></text:p>
      <text:list text:style-name="L1">
        <text:list-item>
          <text:p text:style-name="P4">new Random() sorgt für die Generierung von Zufallszahlen</text:p>
        </text:list-item>
        <text:list-item>
          <text:p text:style-name="P3">.<text:span text:style-name="T1">ints() generiert 3 Zufallszahlen von A bis Z. Die +1 sorgt dafür, dass das ‘Z’ auch im Wertebereich der möglichen Zahlen liegt. Ansonsten würde man Zahlen bis ‘Z’ generieren, wobei das ‘Z’ nicht inebgriffen ist.</text:span></text:p>
        </text:list-item>
        <text:list-item>
          <text:p text:style-name="P4">Da der Output von ints ein Datastream ist, ließt mapToObj diesen aus und macht aus den erstellten Werten Chars. Danach lädt man diese Datenwert in ein Array hinein. Der Pfeil leitet eine Funktion ein wie in JS?</text:p>
        </text:list-item>
      </text:list>
      <text:p text:style-name="P2"/>
      <text:p text:style-name="P2">4) <text:s/>Gibt es immernoch nur 51 Keywords?</text:p>
      <text:p text:style-name="P2">Laut <text:a xlink:type="simple" xlink:href="https://docs.oracle.com/javase/specs/jls/se17/html/jls-3.html#jls-3.9" text:style-name="Internet_20_link" text:visited-style-name="Visited_20_Internet_20_Link">https://docs.oracle.com/javase/specs/jls/se17/html/jls-3.html#jls-3.9</text:a> <text:span text:style-name="T2">und </text:span><text:a xlink:type="simple" xlink:href="https://docs.oracle.com/en/java/javase/19/language/java-language-changes.html#GUID-486A76FF-9A42-44AA-9668-5B53AA4AB2D2" text:style-name="Internet_20_link" text:visited-style-name="Visited_20_Internet_20_Link"><text:span text:style-name="T2">https://docs.oracle.com/en/java/javase/19/language/java-language-changes.html#GUID-486A76FF-9A42-44AA-9668-5B53AA4AB2D2</text:span></text:a><text:span text:style-name="T2"> </text:span>sind es immernoch 51 Keywords.</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10:24:21.759260028</meta:creation-date>
    <dc:date>2022-10-13T10:54:11.487947689</dc:date>
    <meta:editing-duration>PT29M49S</meta:editing-duration>
    <meta:editing-cycles>3</meta:editing-cycles>
    <meta:generator>LibreOffice/7.4.1.2$Linux_X86_64 LibreOffice_project/40$Build-2</meta:generator>
    <meta:document-statistic meta:table-count="0" meta:image-count="0" meta:object-count="0" meta:page-count="1" meta:paragraph-count="7" meta:word-count="108" meta:character-count="840" meta:non-whitespace-character-count="741"/>
  </office:meta>
</office:document-meta>
</file>